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04cm" fo:break-before="auto" style:use-optimal-row-height="true"/>
    </style:style>
    <style:style style:name="ro5" style:family="table-row">
      <style:table-row-properties style:row-height="1.478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1.023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864cm" fo:break-before="auto" style:use-optimal-row-height="true"/>
    </style:style>
    <style:style style:name="ro11" style:family="table-row">
      <style:table-row-properties style:row-height="1.214cm" fo:break-before="auto" style:use-optimal-row-height="false"/>
    </style:style>
    <style:style style:name="ro12" style:family="table-row">
      <style:table-row-properties style:row-height="1.499cm" fo:break-before="auto" style:use-optimal-row-height="true"/>
    </style:style>
    <style:style style:name="ro13" style:family="table-row">
      <style:table-row-properties style:row-height="0.898cm" fo:break-before="auto" style:use-optimal-row-height="false"/>
    </style:style>
    <style:style style:name="ro14" style:family="table-row">
      <style:table-row-properties style:row-height="0.833cm" fo:break-before="auto" style:use-optimal-row-height="false"/>
    </style:style>
    <style:style style:name="ro15" style:family="table-row">
      <style:table-row-properties style:row-height="1.025cm" fo:break-before="auto" style:use-optimal-row-height="true"/>
    </style:style>
    <style:style style:name="ro16" style:family="table-row">
      <style:table-row-properties style:row-height="3.8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9])" office:value-type="time" office:time-value="PT14H02M00S" calcext:value-type="time">
            <text:p>14:02:00</text:p>
          </table:table-cell>
          <table:table-cell table:style-name="ce13" table:formula="of:=SUM([.D3:.D181])" office:value-type="time" office:time-value="PT13H32M25S" calcext:value-type="time">
            <text:p>13:32:25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9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Manontany an ramose regle</text:p>
          </table:table-cell>
          <table:table-cell table:number-columns-repeated="2"/>
          <table:table-cell table:style-name="ce18" table:formula="of:=[.C98]-[.D98]" office:value-type="time" office:time-value="PT00H00M00S" calcext:value-type="time">
            <text:p>00:00:00</text:p>
          </table:table-cell>
          <table:table-cell table:style-name="ce20" table:formula="of:=[.D98]/([.D98]+[.E98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reinitaliser base avec les sequences aussi</text:p>
          </table:table-cell>
          <table:table-cell table:number-columns-repeated="2"/>
          <table:table-cell table:style-name="ce18" table:formula="of:=[.C99]-[.D99]" office:value-type="time" office:time-value="PT00H00M00S" calcext:value-type="time">
            <text:p>00:00:00</text:p>
          </table:table-cell>
          <table:table-cell table:style-name="ce20" table:formula="of:=[.D99]/([.D99]+[.E99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number-columns-repeated="2"/>
          <table:table-cell table:style-name="ce18" table:formula="of:=[.C100]-[.D100]" office:value-type="time" office:time-value="PT00H00M00S" calcext:value-type="time">
            <text:p>00:00:00</text:p>
          </table:table-cell>
          <table:table-cell table:style-name="ce20" table:formula="of:=[.D100]/([.D100]+[.E100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Verification page accueil equipe </text:p>
          </table:table-cell>
          <table:table-cell table:number-columns-repeated="2"/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number-columns-repeated="2"/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04]-[.D104]" office:value-type="time" office:time-value="PT00H10M00S" calcext:value-type="time">
            <text:p>00:10:00</text:p>
          </table:table-cell>
          <table:table-cell table:style-name="ce20" table:formula="of:=[.D104]/([.D104]+[.E10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onnees JS sur java par classement GENERAL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5]-[.D105]" office:value-type="time" office:time-value="PT00H08M00S" calcext:value-type="time">
            <text:p>00:08:00</text:p>
          </table:table-cell>
          <table:table-cell table:style-name="ce20" table:formula="of:=[.D105]/([.D105]+[.E10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Preparation donnees JS sur java par classement detail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106]-[.D106]" office:value-type="time" office:time-value="PT00H05M00S" calcext:value-type="time">
            <text:p>00:05:00</text:p>
          </table:table-cell>
          <table:table-cell table:style-name="ce20" table:formula="of:=[.D106]/([.D106]+[.E10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CT classement General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7]-[.D107]" office:value-type="time" office:time-value="PT00H08M00S" calcext:value-type="time">
            <text:p>00:08:00</text:p>
          </table:table-cell>
          <table:table-cell table:style-name="ce20" table:formula="of:=[.D107]/([.D107]+[.E10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Integration Pie chart classement general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8]-[.D108]" office:value-type="time" office:time-value="PT00H08M00S" calcext:value-type="time">
            <text:p>00:08:00</text:p>
          </table:table-cell>
          <table:table-cell table:style-name="ce20" table:formula="of:=[.D108]/([.D108]+[.E10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Integration Pie chart classement detaill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9]-[.D109]" office:value-type="time" office:time-value="PT00H08M00S" calcext:value-type="time">
            <text:p>00:08:00</text:p>
          </table:table-cell>
          <table:table-cell table:style-name="ce20" table:formula="of:=[.D109]/([.D109]+[.E10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10]-[.D110]" office:value-type="time" office:time-value="PT00H10M00S" calcext:value-type="time">
            <text:p>00:10:00</text:p>
          </table:table-cell>
          <table:table-cell table:style-name="ce20" table:formula="of:=[.D110]/([.D110]+[.E1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11]-[.D111]" office:value-type="time" office:time-value="PT00H08M00S" calcext:value-type="time">
            <text:p>00:08:00</text:p>
          </table:table-cell>
          <table:table-cell table:style-name="ce20" table:formula="of:=[.D111]/([.D111]+[.E11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112]-[.D112]" office:value-type="time" office:time-value="PT00H05M00S" calcext:value-type="time">
            <text:p>00:05:00</text:p>
          </table:table-cell>
          <table:table-cell table:style-name="ce20" table:formula="of:=[.D112]/([.D112]+[.E1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/>
          <table:table-cell table:style-name="ce18" table:formula="of:=[.C113]-[.D113]" office:value-type="time" office:time-value="PT00H06M00S" calcext:value-type="time">
            <text:p>00:06:00</text:p>
          </table:table-cell>
          <table:table-cell table:style-name="ce20" table:formula="of:=[.D113]/([.D113]+[.E1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/>
          <table:table-cell table:style-name="ce18" table:formula="of:=[.C114]-[.D114]" office:value-type="time" office:time-value="PT00H06M00S" calcext:value-type="time">
            <text:p>00:06:00</text:p>
          </table:table-cell>
          <table:table-cell table:style-name="ce20" table:formula="of:=[.D114]/([.D114]+[.E11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general PDF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5]-[.D115]" office:value-type="time" office:time-value="PT00H07M00S" calcext:value-type="time">
            <text:p>00:07:00</text:p>
          </table:table-cell>
          <table:table-cell table:style-name="ce20" table:formula="of:=[.D115]/([.D115]+[.E11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le PDF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6]-[.D116]" office:value-type="time" office:time-value="PT00H07M00S" calcext:value-type="time">
            <text:p>00:07:00</text:p>
          </table:table-cell>
          <table:table-cell table:style-name="ce20" table:formula="of:=[.D116]/([.D116]+[.E1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17]-[.D117]" office:value-type="time" office:time-value="PT00H15M00S" calcext:value-type="time">
            <text:p>00:15:00</text:p>
          </table:table-cell>
          <table:table-cell table:style-name="ce20" table:formula="of:=[.D117]/([.D117]+[.E1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6">
          <table:table-cell/>
          <table:table-cell office:value-type="string" calcext:value-type="string">
            <text:p>Demander MR si Penalite unique par etape et equipe ou somme : si non comment on procede au suppression ( doit on afficher les penalites un par un ou pas de somme par etape equipe)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118]-[.D118]" office:value-type="time" office:time-value="PT00H05M00S" calcext:value-type="time">
            <text:p>00:05:00</text:p>
          </table:table-cell>
          <table:table-cell table:style-name="ce20" table:formula="of:=[.D118]/([.D118]+[.E1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9]-[.D119]" office:value-type="time" office:time-value="PT00H07M00S" calcext:value-type="time">
            <text:p>00:07:00</text:p>
          </table:table-cell>
          <table:table-cell table:style-name="ce20" table:formula="of:=[.D119]/([.D119]+[.E1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20]-[.D120]" office:value-type="time" office:time-value="PT00H07M00S" calcext:value-type="time">
            <text:p>00:07:00</text:p>
          </table:table-cell>
          <table:table-cell table:style-name="ce20" table:formula="of:=[.D120]/([.D120]+[.E1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1]-[.D121]" office:value-type="time" office:time-value="PT00H08M00S" calcext:value-type="time">
            <text:p>00:08:00</text:p>
          </table:table-cell>
          <table:table-cell table:style-name="ce20" table:formula="of:=[.D121]/([.D121]+[.E1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22]-[.D122]" office:value-type="time" office:time-value="PT00H07M00S" calcext:value-type="time">
            <text:p>00:07:00</text:p>
          </table:table-cell>
          <table:table-cell table:style-name="ce20" table:formula="of:=[.D122]/([.D122]+[.E1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3]-[.D123]" office:value-type="time" office:time-value="PT00H10M00S" calcext:value-type="time">
            <text:p>00:10:00</text:p>
          </table:table-cell>
          <table:table-cell table:style-name="ce20" table:formula="of:=[.D123]/([.D123]+[.E1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24]-[.D124]" office:value-type="time" office:time-value="PT00H07M00S" calcext:value-type="time">
            <text:p>00:07:00</text:p>
          </table:table-cell>
          <table:table-cell table:style-name="ce20" table:formula="of:=[.D124]/([.D124]+[.E1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5]-[.D125]" office:value-type="time" office:time-value="PT00H10M00S" calcext:value-type="time">
            <text:p>00:10:00</text:p>
          </table:table-cell>
          <table:table-cell table:style-name="ce20" table:formula="of:=[.D125]/([.D125]+[.E1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6]-[.D126]" office:value-type="time" office:time-value="PT00H08M00S" calcext:value-type="time">
            <text:p>00:08:00</text:p>
          </table:table-cell>
          <table:table-cell table:style-name="ce20" table:formula="of:=[.D126]/([.D126]+[.E1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7]-[.D127]" office:value-type="time" office:time-value="PT00H08M00S" calcext:value-type="time">
            <text:p>00:08:00</text:p>
          </table:table-cell>
          <table:table-cell table:style-name="ce20" table:formula="of:=[.D127]/([.D127]+[.E1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8]-[.D128]" office:value-type="time" office:time-value="PT00H08M00S" calcext:value-type="time">
            <text:p>00:08:00</text:p>
          </table:table-cell>
          <table:table-cell table:style-name="ce20" table:formula="of:=[.D128]/([.D128]+[.E1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9]-[.D129]" office:value-type="time" office:time-value="PT00H10M00S" calcext:value-type="time">
            <text:p>00:10:00</text:p>
          </table:table-cell>
          <table:table-cell table:style-name="ce20" table:formula="of:=[.D129]/([.D129]+[.E1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30]-[.D130]" office:value-type="time" office:time-value="PT00H10M00S" calcext:value-type="time">
            <text:p>00:10:00</text:p>
          </table:table-cell>
          <table:table-cell table:style-name="ce20" table:formula="of:=[.D130]/([.D130]+[.E1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31]-[.D131]" office:value-type="time" office:time-value="PT00H08M00S" calcext:value-type="time">
            <text:p>00:08:00</text:p>
          </table:table-cell>
          <table:table-cell table:style-name="ce20" table:formula="of:=[.D131]/([.D131]+[.E1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38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08:10:50.414000000</dc:date>
    <meta:editing-duration>P1DT8H17M47S</meta:editing-duration>
    <meta:editing-cycles>214</meta:editing-cycles>
    <meta:generator>LibreOffice/7.2.4.1$Windows_X86_64 LibreOffice_project/27d75539669ac387bb498e35313b970b7fe9c4f9</meta:generator>
    <meta:document-statistic meta:table-count="1" meta:cell-count="619" meta:object-count="0"/>
  </office:meta>
</office:document-meta>
</file>